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019000000199EEC886C98833CF4.png" manifest:media-type="image/png"/>
  <manifest:file-entry manifest:full-path="Pictures/100000010000033000000264CDA1382428AED4DF.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Pictures/10000001000000190000001994DFE6344AADD9E9.png" manifest:media-type="image/png"/>
  <manifest:file-entry manifest:full-path="Pictures/100002CA0000029500000295A190AE1D987B676B.svg" manifest:media-type="image/svg+xml"/>
  <manifest:file-entry manifest:full-path="Pictures/10000001000000190000001988873DEC7D8D5B8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8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34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3" style:family="graphic" style:parent-style-name="standard">
      <style:graphic-properties draw:stroke="none" draw:fill="none" fo:min-height="0.424cm" style:protect="position size"/>
      <style:paragraph-properties style:writing-mode="lr-tb"/>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592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9" style:family="graphic">
      <style:graphic-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0.29cm" fo:min-width="0.04cm"/>
    </style:style>
    <style:style style:name="gr38" style:family="graphic" style:parent-style-name="standard">
      <style:graphic-properties draw:stroke="none" draw:fill="solid" draw:fill-color="#586f7c" draw:textarea-horizontal-align="justify" draw:textarea-vertical-align="middle" draw:auto-grow-height="false" fo:min-height="0.29cm" fo:min-width="0.04cm"/>
    </style:style>
    <style:style style:name="gr39" style:family="graphic" style:parent-style-name="standard">
      <style:graphic-properties draw:stroke="none" draw:fill="solid" draw:fill-color="#2f4550" draw:textarea-horizontal-align="justify" draw:textarea-vertical-align="middle" draw:auto-grow-height="false" fo:min-height="0.29cm" fo:min-width="0.04cm"/>
    </style:style>
    <style:style style:name="gr40" style:family="graphic" style:parent-style-name="standard">
      <style:graphic-properties draw:stroke="none" draw:fill="none" draw:textarea-horizontal-align="justify" draw:textarea-vertical-align="middle" draw:auto-grow-height="false" fo:min-height="4.83cm" fo:min-width="17.91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text-properties fo:font-size="40pt"/>
    </style:style>
    <style:style style:name="P8"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9" style:family="paragraph">
      <style:paragraph-properties fo:margin-left="0cm" fo:margin-right="0cm" fo:margin-top="0cm" fo:margin-bottom="0cm" fo:line-height="100%" fo:text-indent="0cm"/>
      <style:text-properties fo:font-size="16pt"/>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loext:graphic-properties draw:fill-color="#ffffff"/>
      <style:text-properties fo:font-size="20pt"/>
    </style:style>
    <style:style style:name="P13" style:family="paragraph">
      <style:paragraph-properties fo:margin-left="0cm" fo:margin-right="0cm" fo:margin-top="0.254cm" fo:margin-bottom="0cm" fo:line-height="100%" fo:text-align="start" fo:text-indent="0cm" style:writing-mode="lr-tb"/>
      <style:text-properties style:font-name="Noto Sans1" fo:font-size="18pt"/>
    </style:style>
    <style:style style:name="P14"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5"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6"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7" style:family="paragraph">
      <style:paragraph-properties fo:margin-left="0cm" fo:margin-right="0cm" fo:margin-top="0cm" fo:margin-bottom="0cm" fo:line-height="100%" fo:text-indent="0cm"/>
      <style:text-properties fo:font-size="15pt"/>
    </style:style>
    <style:style style:name="P18"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19" style:family="paragraph">
      <style:paragraph-properties fo:margin-left="0cm" fo:margin-right="0cm" fo:margin-top="0cm" fo:margin-bottom="0cm" fo:line-height="100%" fo:text-align="end" fo:text-indent="0cm"/>
      <style:text-properties fo:font-size="15pt"/>
    </style:style>
    <style:style style:name="P20"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21" style:family="paragraph">
      <style:text-properties fo:font-size="18pt"/>
    </style:style>
    <style:style style:name="P2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3" style:family="paragraph">
      <style:paragraph-properties fo:margin-top="0.42cm" fo:margin-bottom="0.35cm"/>
      <style:text-properties fo:font-size="10pt"/>
    </style:style>
    <style:style style:name="P24"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5" style:family="paragraph">
      <loext:graphic-properties draw:fill="bitmap" draw:fill-image-name="Bitmap_20_272" draw:fill-image-width="11.373cm" draw:fill-image-height="11.373cm" style:repeat="stretch"/>
      <style:paragraph-properties fo:text-align="center"/>
    </style:style>
    <style:style style:name="P26" style:family="paragraph">
      <style:paragraph-properties fo:margin-left="0cm" fo:margin-right="0cm" fo:margin-top="0.42cm" fo:margin-bottom="0.35cm" fo:line-height="100%" fo:text-align="end" fo:text-indent="0cm"/>
    </style:style>
    <style:style style:name="P27"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2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29"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30" style:family="paragraph">
      <loext:graphic-properties draw:fill="none"/>
      <style:paragraph-properties fo:text-align="center"/>
    </style:style>
    <style:style style:name="P31" style:family="paragraph">
      <style:paragraph-properties fo:margin-left="0cm" fo:margin-right="0cm" fo:margin-top="0.42cm" fo:margin-bottom="0.35cm" fo:line-height="100%" fo:text-indent="0cm"/>
    </style:style>
    <style:style style:name="P32"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33" style:family="paragraph">
      <loext:graphic-properties draw:fill="none" draw:fill-color="#ffffff"/>
      <style:text-properties style:font-name="Noto Sans1" fo:font-size="18pt" style:text-underline-style="none" fo:font-weight="bold" style:font-size-asian="18pt" style:font-size-complex="18pt"/>
    </style:style>
    <style:style style:name="P34" style:family="paragraph">
      <loext:graphic-properties draw:fill="solid" draw:fill-color="#8d99ae" draw:opacity="10%"/>
      <style:paragraph-properties fo:text-align="center"/>
      <style:text-properties style:font-name="Noto Sans1"/>
    </style:style>
    <style:style style:name="P35" style:family="paragraph">
      <style:paragraph-properties fo:text-align="center"/>
    </style:style>
    <style:style style:name="P36"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42" style:family="paragraph">
      <style:paragraph-properties fo:text-align="center"/>
      <style:text-properties fo:font-size="24pt"/>
    </style:style>
    <style:style style:name="P43" style:family="paragraph">
      <loext:graphic-properties draw:fill="none"/>
      <style:paragraph-properties fo:text-align="center"/>
      <style:text-properties fo:font-size="24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fo:color="#999999" loext:opacity="100%" style:font-name="Noto Sans1" fo:font-size="16pt" fo:font-style="italic" style:text-underline-style="none" style:font-size-asian="16pt" style:font-style-asian="italic" style:font-size-complex="16pt" style:font-style-complex="italic"/>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808080" loext:opacity="100%" style:text-outline="false" style:text-line-through-style="none" style:text-line-through-type="none" style:text-position="0% 100%" style:font-name="Noto Sans1" fo:font-size="18pt" fo:letter-spacing="normal"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Lato" fo:font-size="10pt" style:text-underline-style="none" style:font-size-asian="10pt" style:font-size-complex="10pt"/>
    </style:style>
    <style:style style:name="T14" style:family="text">
      <style:text-properties fo:color="#666666" loext:opacity="100%" style:font-name="Noto Sans1" fo:font-size="12pt" style:text-underline-style="none" style:font-size-asian="12pt" style:font-size-complex="12pt"/>
    </style:style>
    <style:style style:name="T15" style:family="text">
      <style:text-properties style:font-name="Noto Sans1" fo:font-size="18pt" style:text-underline-style="none" fo:font-weight="bold" style:font-size-asian="18pt" style:font-weight-asian="bold" style:font-size-complex="18pt" style:font-weight-complex="bold"/>
    </style:style>
    <style:style style:name="T16" style:family="text">
      <style:text-properties style:font-name="Noto Sans1" fo:font-size="18pt" style:text-underline-style="none" fo:font-weight="bold" style:font-size-asian="18pt" style:font-size-complex="18pt"/>
    </style:style>
    <style:style style:name="T17"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fo:color="#666666" loext:opacity="100%" style:font-name="Noto Sans1" fo:font-size="15pt" fo:font-style="italic" style:text-underline-style="none" style:font-size-asian="15pt" style:font-style-asian="italic" style:font-size-complex="15pt" style:font-style-complex="italic"/>
    </style:style>
    <style:style style:name="T20" style:family="text">
      <style:text-properties fo:color="#666666" loext:opacity="100%" style:font-name="Noto Sans1" fo:font-size="15pt" fo:font-style="normal" style:text-underline-style="none" style:font-size-asian="15pt" style:font-style-asian="normal" style:font-size-complex="15pt" style:font-style-complex="normal"/>
    </style:style>
    <style:style style:name="T21" style:family="text">
      <style:text-properties fo:font-size="24pt" fo:font-style="italic" fo:font-weight="bold" style:font-style-asian="italic" style:font-weight-asian="bold" style:font-style-complex="italic" style:font-weight-complex="bold"/>
    </style:style>
    <style:style style:name="T2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2.558cm" svg:x="5.08cm" svg:y="12.542cm">
          <draw:text-box>
            <text:p text:style-name="P1"><text:span text:style-name="T1">Zon Directory</text:span></text:p>
            <text:p text:style-name="P1"><text:span text:style-name="T2">Twitter+Kindle+LiveJournal+Dmoz+</text:span></text:p>
          </draw:text-box>
        </draw:frame>
        <draw:frame draw:style-name="gr2" draw:text-style-name="P4" draw:layer="layout" svg:width="6.604cm" svg:height="1.373cm" svg:x="20.32cm" svg:y="12.859cm">
          <draw:text-box>
            <text:p><text:span text:style-name="T3">Victor Porton, Ashkelon</text:span></text:p>
            <text:p text:style-name="P3"><text:span text:style-name="T4">May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8" draw:layer="layout" svg:width="18.923cm" svg:height="2.173cm" svg:x="2.667cm" svg:y="5.447cm">
          <draw:text-box>
            <text:p text:style-name="P7"><text:span text:style-name="T5">Aim never delete a post</text:span></text:p>
          </draw:text-box>
        </draw:frame>
        <draw:frame draw:style-name="gr6" draw:text-style-name="P10" draw:layer="layout" svg:width="16.256cm" svg:height="6.59cm" svg:x="3.048cm" svg:y="8.015cm">
          <draw:text-box>
            <text:p text:style-name="P9"><text:span text:style-name="T6">Twitter deletes posts.</text:span><text:span text:style-name="T7"> Unlike Twitter, we aim to never delete a post. Bad posts just move down in posts stream instead of being deleted.</text:span></text:p>
            <text:p text:style-name="P9"><text:span text:style-name="T7"/></text:p>
            <text:p text:style-name="P9"><text:span text:style-name="T6">Twitter does not pay authors.</text:span><text:span text:style-name="T7"> Unlike Twitter, we provide ability to sell and an (advanced) affiliate progra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8" draw:text-style-name="P14" draw:layer="layout" svg:width="15.739cm" svg:height="5.562cm" svg:x="1.278cm" svg:y="5.938cm">
          <text:list text:style-name="L2">
            <text:list-item>
              <text:p text:style-name="P13"><text:span text:style-name="T8">Twitter</text:span></text:p>
            </text:list-item>
            <text:list-item>
              <text:p text:style-name="P13"><text:span text:style-name="T8">LiveJournal</text:span></text:p>
            </text:list-item>
            <text:list-item>
              <text:p text:style-name="P13"><text:span text:style-name="T9">Ki</text:span><text:span text:style-name="T8">ndle</text:span></text:p>
            </text:list-item>
            <text:list-item>
              <text:p text:style-name="P13"><text:span text:style-name="T8">Dmoz</text:span></text:p>
            </text:list-item>
            <text:list-item>
              <text:p text:style-name="P13"><text:span text:style-name="T8">+ advanced affiliate prog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9" draw:text-style-name="P16" draw:layer="layout" svg:width="9.397cm" svg:height="1.097cm" svg:x="0.763cm" svg:y="2.54cm">
          <text:p text:style-name="P15"><text:span text:style-name="T10">Create on-chain an integrated system that re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0" draw:text-style-name="P18" draw:layer="layout" svg:width="14.224cm" svg:height="5.319cm" svg:x="1.27cm" svg:y="4.297cm">
          <draw:text-box>
            <text:p text:style-name="P17"><text:span text:style-name="T11">We create a system of both owned and communal folders that integrates both Dmoz directory style (but anyone can create a folder) and Twitter- and LiveJournal-style posts in folders, so creating universal social network that seamlessly combines features of Twitter, LiveJournal, Kindle, Dmoz. An item can be in several folders.</text:span></text:p>
          </draw:text-box>
        </draw:frame>
        <draw:frame draw:style-name="gr11" draw:text-style-name="P20" draw:layer="layout" svg:width="14.224cm" svg:height="3.147cm" svg:x="1.016cm" svg:y="10.197cm">
          <draw:text-box>
            <text:p text:style-name="P19"><text:span text:style-name="T11">Also we provide referral programs both for the entire network and for individual products, both buyer and seller affiliate programs.</text:span></text:p>
          </draw:text-box>
        </draw:frame>
        <draw:frame draw:style-name="gr12" draw:text-style-name="P22" draw:layer="layout" svg:width="12.573cm" svg:height="2.369cm" svg:x="0.762cm" svg:y="1.016cm">
          <draw:text-box>
            <text:p text:style-name="P21"><text:span text:style-name="T12">Universal social network</text:span></text:p>
          </draw:text-box>
        </draw:frame>
        <draw:frame draw:style-name="gr13" draw:text-style-name="P24" draw:layer="layout" svg:width="6.082cm" svg:height="0.674cm" svg:x="14.746cm" svg:y="14.342cm">
          <draw:text-box>
            <text:p text:style-name="P23"><text:span text:style-name="T13">Photo by </text:span><text:span text:style-name="T13"><text:a xlink:href="https://unsplash.com/@johnwestrock?utm_source=unsplash&amp;utm_medium=referral&amp;utm_content=creditCopyText" xlink:type="simple">Dave Hoefler</text:a></text:span><text:span text:style-name="T13"><text:s/>on </text:span><text:span text:style-name="T13"><text:a xlink:href="https://unsplash.com/s/photos/landscape?utm_source=unsplash&amp;utm_medium=referral&amp;utm_content=creditCopyText" xlink:type="simple">Unsplash</text:a></text:span></text:p>
          </draw:text-box>
        </draw:frame>
        <draw:polygon draw:style-name="gr14" draw:text-style-name="P25"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5" draw:text-style-name="P27" draw:layer="layout" svg:width="9.398cm" svg:height="2.079cm" svg:x="0.254cm" svg:y="3.219cm">
          <draw:text-box>
            <text:p text:style-name="P26"><text:span text:style-name="T14">Both backend and frontend on Internet Computer blockchain</text:span></text:p>
          </draw:text-box>
        </draw:frame>
        <draw:frame draw:style-name="gr16" draw:text-style-name="P28" draw:layer="layout" svg:width="7.747cm" svg:height="1.115cm" svg:x="1.923cm" svg:y="2.09cm">
          <draw:text-box>
            <text:p text:style-name="P1"><text:span text:style-name="T15">Internet Computer</text:span></text:p>
          </draw:text-box>
        </draw:frame>
        <draw:frame draw:style-name="gr17" draw:text-style-name="P27" draw:layer="layout" svg:width="9.398cm" svg:height="2.947cm" svg:x="0.305cm" svg:y="7.332cm">
          <draw:text-box>
            <text:p text:style-name="P26"><text:span text:style-name="T14">An advanced no-SQL DB used for data storage, allowing seamless software upgrades.</text:span></text:p>
          </draw:text-box>
        </draw:frame>
        <draw:frame draw:style-name="gr18" draw:text-style-name="P29" draw:layer="layout" svg:width="5.588cm" svg:height="1.115cm" svg:x="4.115cm" svg:y="6.145cm">
          <draw:text-box>
            <text:p text:style-name="P1"><text:span text:style-name="T16">CanDB</text:span></text:p>
          </draw:text-box>
        </draw:frame>
        <draw:frame draw:style-name="gr19" draw:text-style-name="P27" draw:layer="layout" svg:width="9.398cm" svg:height="2.555cm" svg:x="0.254cm" svg:y="11.383cm">
          <draw:text-box>
            <text:p text:style-name="P26"><text:span text:style-name="T14">I am creating a new DB for Internet Computer that unlike CanDB will allow seamless enumeration of DB items, thus allowing to display folder items in order.</text:span></text:p>
          </draw:text-box>
        </draw:frame>
        <draw:frame draw:style-name="gr18" draw:text-style-name="P29" draw:layer="layout" svg:width="5.588cm" svg:height="1.115cm" svg:x="4.064cm" svg:y="10.196cm">
          <draw:text-box>
            <text:p text:style-name="P1"><text:span text:style-name="T16">NacDB</text:span></text:p>
          </draw:text-box>
        </draw:frame>
        <draw:frame draw:style-name="gr20" draw:text-style-name="P27" draw:layer="layout" svg:width="8.128cm" svg:height="2.079cm" svg:x="19.05cm" svg:y="3.727cm">
          <draw:text-box>
            <text:p text:style-name="P26"><text:span text:style-name="T14">We order items in folders accordingly to </text:span><text:span text:style-name="T17">user voting</text:span><text:span text:style-name="T14">.</text:span></text:p>
          </draw:text-box>
        </draw:frame>
        <draw:frame draw:style-name="gr18" draw:text-style-name="P29" draw:layer="layout" svg:width="5.588cm" svg:height="1.115cm" svg:x="21.59cm" svg:y="2.54cm">
          <draw:text-box>
            <text:p text:style-name="P1"><text:span text:style-name="T16">Folders order</text:span></text:p>
          </draw:text-box>
        </draw:frame>
        <draw:frame draw:style-name="gr21" draw:text-style-name="P27" draw:layer="layout" svg:width="9.398cm" svg:height="2.079cm" svg:x="17.907cm" svg:y="8.081cm">
          <draw:text-box>
            <text:p text:style-name="P26"><text:span text:style-name="T14">We also have streams of items ordered dependently on paid amount to present ads.</text:span></text:p>
          </draw:text-box>
        </draw:frame>
        <draw:frame draw:style-name="gr16" draw:text-style-name="P29" draw:layer="layout" svg:width="6.985cm" svg:height="1.115cm" svg:x="20.32cm" svg:y="6.894cm">
          <draw:text-box>
            <text:p text:style-name="P1"><text:span text:style-name="T16">Commercial items</text:span></text:p>
          </draw:text-box>
        </draw:fram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2" draw:text-style-name="P30"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3" draw:text-style-name="P32" draw:layer="layout" svg:width="9.398cm" svg:height="2.079cm" svg:x="7.366cm" svg:y="12.41cm">
          <draw:text-box>
            <text:p text:style-name="P31"><text:span text:style-name="T14">The money is spread between the network, the author, the buyer’s affiliate and the seller’s affiliate.</text:span></text:p>
          </draw:text-box>
        </draw:frame>
        <draw:frame draw:style-name="gr24" draw:text-style-name="P33" draw:layer="layout" svg:width="7.239cm" svg:height="1.115cm" svg:x="7.366cm" svg:y="11.223cm">
          <draw:text-box>
            <text:p><text:span text:style-name="T16">03 Spread money</text:span></text:p>
          </draw:text-box>
        </draw:frame>
        <draw:frame draw:style-name="gr25" draw:text-style-name="P27" draw:layer="layout" svg:width="9.66cm" svg:height="2.739cm" svg:x="0.5cm" svg:y="3.473cm">
          <draw:text-box>
            <text:p text:style-name="P26"><text:span text:style-name="T14">Our system advertised with help of the affiliate program.</text:span></text:p>
          </draw:text-box>
        </draw:frame>
        <draw:custom-shape draw:style-name="gr26" draw:text-style-name="P3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29" draw:layer="layout" svg:width="5.588cm" svg:height="1.115cm" svg:x="4.572cm" svg:y="2.286cm">
          <draw:text-box>
            <text:p text:style-name="P1"><text:span text:style-name="T16">01 Aff. Program</text:span></text:p>
          </draw:text-box>
        </draw:frame>
        <draw:frame draw:style-name="gr22" draw:text-style-name="P30"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2" draw:text-style-name="P30"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27" draw:text-style-name="P27" draw:layer="layout" svg:width="7.62cm" svg:height="2.555cm" svg:x="17.526cm" svg:y="5.157cm">
          <draw:text-box>
            <text:p text:style-name="P26"><text:span text:style-name="T14">The affiliate program benefits both the network and individual authors, who unlike Twitter authors actually can make money.</text:span></text:p>
          </draw:text-box>
        </draw:frame>
        <draw:frame draw:style-name="gr18" draw:text-style-name="P29" draw:layer="layout" svg:width="5.588cm" svg:height="1.115cm" svg:x="19.558cm" svg:y="3.97cm">
          <draw:text-box>
            <text:p text:style-name="P1"><text:span text:style-name="T16">02 Ipsum</text:span></text:p>
          </draw:text-box>
        </draw:frame>
        <presentation:notes draw:style-name="dp2">
          <draw:page-thumbnail draw:style-name="gr4" draw:layer="layout" svg:width="0.001cm" svg:height="0.001cm" svg:x="0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8" draw:text-style-name="P36" draw:layer="layout" svg:width="13.716cm" svg:height="1.437cm" svg:x="7.112cm" svg:y="0.794cm">
          <draw:text-box>
            <text:p text:style-name="P35"><text:span text:style-name="T18">Resume</text:span></text:p>
          </draw:text-box>
        </draw:frame>
        <draw:g draw:style-name="gr29">
          <draw:custom-shape draw:style-name="gr30" draw:text-style-name="P37" draw:layer="layout" svg:width="4.064cm" svg:height="4.064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0" draw:layer="layout" svg:width="2.54cm" svg:height="2.54cm" svg:x="3.302cm" svg:y="5.842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29">
          <draw:custom-shape draw:style-name="gr32" draw:text-style-name="P38" draw:layer="layout" svg:width="4.064cm" svg:height="4.064cm" svg:x="11.93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0" draw:layer="layout" svg:width="2.559cm" svg:height="2.559cm" svg:x="12.7cm" svg:y="5.823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29">
          <draw:custom-shape draw:style-name="gr34" draw:text-style-name="P39" draw:layer="layout" svg:width="4.064cm" svg:height="4.064cm" svg:x="21.02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0" draw:layer="layout" svg:width="2.759cm" svg:height="2.759cm" svg:x="21.79cm" svg:y="5.58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35" draw:text-style-name="P40" draw:layer="layout" svg:width="8.001cm" svg:height="1.115cm" svg:x="0.635cm" svg:y="9.617cm">
          <draw:text-box>
            <text:p text:style-name="P35"><text:span text:style-name="T15">Affiliate Program</text:span></text:p>
          </draw:text-box>
        </draw:frame>
        <draw:frame draw:style-name="gr18" draw:text-style-name="P40" draw:layer="layout" svg:width="3.556cm" svg:height="1.115cm" svg:x="12.192cm" svg:y="9.706cm">
          <draw:text-box>
            <text:p text:style-name="P35"><text:span text:style-name="T15">Folders</text:span></text:p>
          </draw:text-box>
        </draw:frame>
        <draw:frame draw:style-name="gr18" draw:text-style-name="P40" draw:layer="layout" svg:width="3.556cm" svg:height="1.115cm" svg:x="21.282cm" svg:y="9.652cm">
          <draw:text-box>
            <text:p text:style-name="P35"><text:span text:style-name="T15">Universal</text:span></text:p>
          </draw:text-box>
        </draw:frame>
        <draw:frame draw:style-name="gr36" draw:text-style-name="P41" draw:layer="layout" svg:width="7.984cm" svg:height="4.595cm" svg:x="1.016cm" svg:y="10.595cm">
          <draw:text-box>
            <text:p text:style-name="P35"><text:span text:style-name="T11">Advanced affiliate program to benefit everybody.</text:span></text:p>
          </draw:text-box>
        </draw:frame>
        <draw:frame draw:style-name="gr36" draw:text-style-name="P41" draw:layer="layout" svg:width="7.728cm" svg:height="4.595cm" svg:x="10cm" svg:y="10.596cm">
          <draw:text-box>
            <text:p text:style-name="P35"><text:span text:style-name="T11">Items (messages, posts, other folders, etc.) are in folders. Folders are of two kinds: owned and communal. Each item can be in many folders at once.</text:span></text:p>
          </draw:text-box>
        </draw:frame>
        <draw:frame draw:style-name="gr36" draw:text-style-name="P41" draw:layer="layout" svg:width="7.828cm" svg:height="4.595cm" svg:x="19cm" svg:y="10.597cm">
          <draw:text-box>
            <text:p text:style-name="P35"><text:span text:style-name="T11">Not just features of Dmoz, Twitter, LiveJournal, Kindle, but all </text:span><text:span text:style-name="T19">integrated</text:span><text:span text:style-name="T20"> into our system of folders.</text:span></text:p>
          </draw:text-box>
        </draw:frame>
        <draw:custom-shape draw:style-name="gr37"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custom-shape draw:style-name="gr40" draw:text-style-name="P43" draw:layer="layout" svg:width="18.415cm" svg:height="5.08cm" svg:x="3.81cm" svg:y="3.81cm">
          <text:p text:style-name="P42"><text:span text:style-name="T21">Development status:</text:span></text:p>
          <text:p text:style-name="P42"><text:span text:style-name="T22"/></text:p>
          <text:p text:style-name="P42"><text:span text:style-name="T22">Most of backend code is writte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8" presentation:class="page"/>
          <draw:frame presentation:style-name="pr8" draw:text-style-name="P12"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40" draw:text-style-name="P43" draw:layer="layout" svg:width="18.415cm" svg:height="5.08cm" svg:x="3.81cm" svg:y="3.81cm">
          <text:p text:style-name="P42"><text:span text:style-name="T22">Presented by Victor Porton, a </text:span><text:span text:style-name="T22">mathematician,</text:span></text:p>
          <text:p text:style-name="P42"><text:span text:style-name="T22">porton.victor@gmail.com</text:span><text:span text:style-name="T22"><text:line-break/></text:span><text:span text:style-name="T22"/></text:p>
          <text:p text:style-name="P42"><text:span text:style-name="T22">Ask your question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2.2$Linux_X86_64 LibreOffice_project/50$Build-2</meta:generator>
    <meta:creation-date>2023-05-21T17:25:34.713648535</meta:creation-date>
    <meta:editing-duration>PT1H5M12S</meta:editing-duration>
    <meta:editing-cycles>28</meta:editing-cycles>
    <dc:date>2023-05-21T18:31:00.362478932</dc:date>
    <meta:document-statistic meta:object-count="317"/>
  </office:meta>
</office:document-meta>
</file>